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ru" fo:country="RU"/>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4%"/>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4%"/>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Paragraph" style:family="paragraph">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P620" style:parent-style-name="Paragraph" style:family="paragraph">
      <style:paragraph-properties fo:margin-left="0.3097in">
        <style:tab-stops/>
      </style:paragraph-properties>
      <style:text-properties fo:language="en" fo:country="US"/>
    </style:style>
    <style:style style:name="TableColumn622" style:family="table-column">
      <style:table-column-properties style:column-width="6.2152in"/>
    </style:style>
    <style:style style:name="Table621" style:family="table">
      <style:table-properties style:width="6.2152in" fo:margin-left="0.3097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Paragraph" style:family="paragraph">
      <style:text-properties fo:font-weight="bold" style:font-weight-asian="bold" fo:font-size="11pt" style:font-size-asian="11p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Paragraph" style:family="paragraph">
      <style:text-properties fo:font-size="11pt" style:font-size-asian="11pt"/>
    </style:style>
    <style:style style:name="P629" style:parent-style-name="Paragraph" style:family="paragraph">
      <style:paragraph-properties fo:margin-left="0.3097in">
        <style:tab-stops/>
      </style:paragraph-properties>
      <style:text-properties fo:language="en" fo:country="US"/>
    </style:style>
    <style:style style:name="P630" style:parent-style-name="Paragraph" style:family="paragraph">
      <style:paragraph-properties fo:margin-left="0.3097in">
        <style:tab-stops/>
      </style:paragraph-properties>
      <style:text-properties fo:font-weight="bold" style:font-weight-asian="bold"/>
    </style:style>
    <style:style style:name="P631" style:parent-style-name="Paragraph" style:family="paragraph">
      <style:paragraph-properties fo:margin-left="0.3097in">
        <style:tab-stops/>
      </style:paragraph-properties>
    </style:style>
    <style:style style:name="T632" style:parent-style-name="DefaultParagraphFont" style:family="text">
      <style:text-properties fo:language="en" fo:country="US"/>
    </style:style>
    <style:style style:name="T633" style:parent-style-name="DefaultParagraphFont" style:family="text">
      <style:text-properties fo:font-style="italic" style:font-style-asian="italic" fo:language="en" fo:country="US"/>
    </style:style>
    <style:style style:name="T634" style:parent-style-name="DefaultParagraphFont" style:family="text">
      <style:text-properties fo:font-style="italic" style:font-style-asian="italic"/>
    </style:style>
    <style:style style:name="T635" style:parent-style-name="DefaultParagraphFont" style:family="text">
      <style:text-properties fo:font-style="italic" style:font-style-asian="italic"/>
    </style:style>
    <style:style style:name="P636" style:parent-style-name="Paragraph" style:family="paragraph">
      <style:paragraph-properties fo:margin-left="0.3097in">
        <style:tab-stops/>
      </style:paragraph-properties>
    </style:style>
    <style:style style:name="T637" style:parent-style-name="DefaultParagraphFont" style:family="text">
      <style:text-properties fo:font-style="italic" style:font-style-asian="italic" fo:language="en" fo:country="US"/>
    </style:style>
    <style:style style:name="T638" style:parent-style-name="DefaultParagraphFont" style:family="text">
      <style:text-properties fo:font-style="italic" style:font-style-asian="italic"/>
    </style:style>
    <style:style style:name="T639" style:parent-style-name="DefaultParagraphFont" style:family="text">
      <style:text-properties fo:font-style="italic" style:font-style-asian="italic" fo:language="en" fo:country="US"/>
    </style:style>
    <style:style style:name="T640" style:parent-style-name="DefaultParagraphFont" style:family="text">
      <style:text-properties fo:font-style="italic" style:font-style-asian="italic"/>
    </style:style>
    <style:style style:name="T641" style:parent-style-name="DefaultParagraphFont" style:family="text">
      <style:text-properties fo:font-style="italic" style:font-style-asian="italic" fo:language="en" fo:country="US"/>
    </style:style>
    <style:style style:name="T642" style:parent-style-name="DefaultParagraphFont" style:family="text">
      <style:text-properties fo:font-style="italic" style:font-style-asian="italic"/>
    </style:style>
    <style:style style:name="T643" style:parent-style-name="DefaultParagraphFont" style:family="text">
      <style:text-properties fo:font-style="italic" style:font-style-asian="italic" fo:language="en" fo:country="US"/>
    </style:style>
    <style:style style:name="T644" style:parent-style-name="DefaultParagraphFont" style:family="text">
      <style:text-properties fo:font-style="italic" style:font-style-asian="italic"/>
    </style:style>
    <style:style style:name="T645" style:parent-style-name="DefaultParagraphFont" style:family="text">
      <style:text-properties fo:font-style="italic" style:font-style-asian="italic" fo:language="en" fo:country="US"/>
    </style:style>
    <style:style style:name="T646" style:parent-style-name="DefaultParagraphFont" style:family="text">
      <style:text-properties fo:font-style="italic" style:font-style-asian="italic"/>
    </style:style>
    <style:style style:name="T647" style:parent-style-name="DefaultParagraphFont" style:family="text">
      <style:text-properties fo:font-style="italic" style:font-style-asian="italic" fo:language="en" fo:country="US"/>
    </style:style>
    <style:style style:name="P648" style:parent-style-name="Paragraph" style:family="paragraph"/>
    <style:style style:name="P649" style:parent-style-name="Paragraph" style:family="paragraph"/>
    <style:style style:name="P650" style:parent-style-name="Paragraph" style:family="paragraph"/>
    <style:style style:name="T651" style:parent-style-name="DefaultParagraphFont" style:family="text">
      <style:text-properties fo:language="en" fo:country="US"/>
    </style:style>
    <style:style style:name="P652" style:parent-style-name="Paragraph" style:family="paragraph"/>
    <style:style style:name="T653" style:parent-style-name="DefaultParagraphFont" style:family="text">
      <style:text-properties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P657" style:parent-style-name="Paragraph" style:family="paragraph">
      <style:paragraph-properties fo:margin-left="0.75in">
        <style:tab-stops/>
      </style:paragraph-properties>
    </style:style>
    <style:style style:name="T658" style:parent-style-name="DefaultParagraphFont" style:family="text">
      <style:text-properties fo:language="en" fo:country="US"/>
    </style:style>
    <style:style style:name="T659" style:parent-style-name="DefaultParagraphFont" style:family="text">
      <style:text-properties fo:language="en" fo:country="US"/>
    </style:style>
    <style:style style:name="P660" style:parent-style-name="Paragraph" style:family="paragraph">
      <style:paragraph-properties fo:margin-left="0.3097in">
        <style:tab-stops/>
      </style:paragraph-propertie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T663" style:parent-style-name="DefaultParagraphFont" style:family="text">
      <style:text-properties fo:language="en" fo:country="US"/>
    </style:style>
    <style:style style:name="T664" style:parent-style-name="DefaultParagraphFont" style:family="text">
      <style:text-properties fo:language="en" fo:country="US"/>
    </style:style>
    <style:style style:name="P665" style:parent-style-name="Paragraph" style:family="paragraph">
      <style:paragraph-properties fo:margin-left="0.3097in">
        <style:tab-stops/>
      </style:paragraph-properties>
    </style:style>
    <style:style style:name="TableColumn667" style:family="table-column">
      <style:table-column-properties style:column-width="6.2152in"/>
    </style:style>
    <style:style style:name="Table666" style:family="table">
      <style:table-properties style:width="6.2152in" fo:margin-left="0.3097in" table:align="left"/>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T670" style:parent-style-name="DefaultParagraphFont" style:family="text">
      <style:text-properties fo:font-weight="bold" style:font-weight-asian="bold" fo:font-size="11pt" style:font-size-asian="11pt"/>
    </style:style>
    <style:style style:name="T671" style:parent-style-name="DefaultParagraphFont" style:family="text">
      <style:text-properties fo:font-weight="bold" style:font-weight-asian="bold" fo:font-size="11pt" style:font-size-asian="11pt" fo:language="en" fo:country="US"/>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fo:language="en" fo:country="US"/>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T682" style:parent-style-name="DefaultParagraphFont" style:family="text">
      <style:text-properties fo:font-size="11pt" style:font-size-asian="11pt" fo:language="en" fo:country="US"/>
    </style:style>
    <style:style style:name="T683" style:parent-style-name="DefaultParagraphFont" style:family="text">
      <style:text-properties fo:font-size="11pt" style:font-size-asian="11pt"/>
    </style:style>
    <style:style style:name="T684" style:parent-style-name="DefaultParagraphFont" style:family="text">
      <style:text-properties fo:font-size="11pt" style:font-size-asian="11pt" fo:language="en" fo:country="US"/>
    </style:style>
    <style:style style:name="T685" style:parent-style-name="DefaultParagraphFont" style:family="text">
      <style:text-properties fo:font-size="11pt" style:font-size-asian="11pt"/>
    </style:style>
    <style:style style:name="T686" style:parent-style-name="DefaultParagraphFont" style:family="text">
      <style:text-properties fo:font-size="11pt" style:font-size-asian="11pt" fo:language="en" fo:country="US"/>
    </style:style>
    <style:style style:name="T687" style:parent-style-name="DefaultParagraphFont" style:family="text">
      <style:text-properties fo:font-size="11pt" style:font-size-asian="11pt"/>
    </style:style>
    <style:style style:name="T688" style:parent-style-name="DefaultParagraphFont" style:family="text">
      <style:text-properties fo:font-size="11pt" style:font-size-asian="11pt" fo:language="en" fo:country="US"/>
    </style:style>
    <style:style style:name="T689" style:parent-style-name="DefaultParagraphFont" style:family="text">
      <style:text-properties fo:font-size="11pt" style:font-size-asian="11pt"/>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fo:language="en" fo:country="US"/>
    </style:style>
    <style:style style:name="T692" style:parent-style-name="DefaultParagraphFont" style:family="text">
      <style:text-properties fo:font-size="11pt" style:font-size-asian="11pt"/>
    </style:style>
    <style:style style:name="P693" style:parent-style-name="Paragraph" style:family="paragraph">
      <style:paragraph-properties fo:margin-left="0.3097in">
        <style:tab-stops/>
      </style:paragraph-properties>
    </style:style>
    <style:style style:name="P694" style:parent-style-name="Paragraph" style:family="paragraph">
      <style:paragraph-properties fo:margin-left="0.3097in">
        <style:tab-stops/>
      </style:paragraph-properties>
      <style:text-properties fo:font-weight="bold" style:font-weight-asian="bold"/>
    </style:style>
    <style:style style:name="P695" style:parent-style-name="Paragraph" style:family="paragraph">
      <style:paragraph-properties fo:margin-left="0.3097in">
        <style:tab-stops/>
      </style:paragraph-properties>
    </style:style>
    <style:style style:name="T696" style:parent-style-name="DefaultParagraphFont" style:family="text">
      <style:text-properties fo:font-style="italic" style:font-style-asian="italic" fo:language="en" fo:country="US"/>
    </style:style>
    <style:style style:name="T697" style:parent-style-name="DefaultParagraphFont" style:family="text">
      <style:text-properties fo:font-style="italic" style:font-style-asian="italic"/>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P707" style:parent-style-name="Paragraph" style:family="paragraph"/>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style style:name="T711" style:parent-style-name="DefaultParagraphFont" style:family="text">
      <style:text-properties fo:language="en" fo:country="US"/>
    </style:style>
    <style:style style:name="T712" style:parent-style-name="DefaultParagraphFont" style:family="text">
      <style:text-properties fo:language="en" fo:country="US"/>
    </style:style>
    <style:style style:name="P713" style:parent-style-name="Paragraph" style:family="paragraph"/>
    <style:style style:name="T714" style:parent-style-name="DefaultParagraphFont" style:family="text">
      <style:text-properties fo:language="en" fo:country="US"/>
    </style:style>
    <style:style style:name="T715" style:parent-style-name="DefaultParagraphFont" style:family="text">
      <style:text-properties fo:language="en" fo:country="U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paragraph-properties fo:margin-left="0.75in">
        <style:tab-stops/>
      </style:paragraph-properties>
    </style:style>
    <style:style style:name="P726" style:parent-style-name="Paragraph" style:family="paragraph">
      <style:paragraph-properties fo:margin-left="0.75in">
        <style:tab-stops/>
      </style:paragraph-properties>
    </style:style>
    <style:style style:name="P727" style:parent-style-name="Paragraph" style:family="paragraph"/>
    <style:style style:name="T728" style:parent-style-name="DefaultParagraphFont" style:family="text">
      <style:text-properties fo:language="en" fo:country="US"/>
    </style:style>
    <style:style style:name="T729" style:parent-style-name="DefaultParagraphFont" style:family="text">
      <style:text-properties fo:language="en" fo:country="US"/>
    </style:style>
    <style:style style:name="P730" style:parent-style-name="Paragraph" style:family="paragraph">
      <style:paragraph-properties fo:margin-left="0.75in">
        <style:tab-stops/>
      </style:paragraph-properties>
    </style:style>
    <style:style style:name="T731" style:parent-style-name="DefaultParagraphFont" style:family="text">
      <style:text-properties fo:language="en" fo:country="US"/>
    </style:style>
    <style:style style:name="P732" style:parent-style-name="Paragraph" style:family="paragraph"/>
    <style:style style:name="P733" style:parent-style-name="Paragraph" style:family="paragraph"/>
    <style:style style:name="P734" style:parent-style-name="Paragraph" style:family="paragraph"/>
    <style:style style:name="P735" style:parent-style-name="Paragraph" style:family="paragraph">
      <style:paragraph-properties fo:margin-left="0.75in">
        <style:tab-stops/>
      </style:paragraph-properties>
    </style:style>
    <style:style style:name="T736" style:parent-style-name="DefaultParagraphFont" style:family="text">
      <style:text-properties fo:language="en" fo:country="US"/>
    </style:style>
    <style:style style:name="P737" style:parent-style-name="Paragraph" style:family="paragraph"/>
    <style:style style:name="T738" style:parent-style-name="DefaultParagraphFont" style:family="text">
      <style:text-properties fo:language="en" fo:country="US"/>
    </style:style>
    <style:style style:name="T739" style:parent-style-name="DefaultParagraphFont" style:family="text">
      <style:text-properties fo:language="en" fo:country="US"/>
    </style:style>
    <style:style style:name="P740" style:parent-style-name="Paragraph" style:family="paragraph">
      <style:paragraph-properties fo:margin-left="0.75in">
        <style:tab-stops/>
      </style:paragraph-properties>
    </style:style>
    <style:style style:name="T741" style:parent-style-name="DefaultParagraphFont" style:family="text">
      <style:text-properties fo:language="en" fo:country="US"/>
    </style:style>
    <style:style style:name="P742" style:parent-style-name="Paragraph" style:family="paragraph"/>
    <style:style style:name="P743" style:parent-style-name="Paragraph" style:family="paragraph"/>
    <style:style style:name="P744" style:parent-style-name="Paragraph" style:family="paragraph"/>
    <style:style style:name="P745" style:parent-style-name="Paragraph" style:family="paragraph"/>
    <style:style style:name="T746" style:parent-style-name="DefaultParagraphFont" style:family="text">
      <style:text-properties fo:language="en" fo:country="US"/>
    </style:style>
    <style:style style:name="T747" style:parent-style-name="DefaultParagraphFont" style:family="text">
      <style:text-properties fo:language="en" fo:country="US"/>
    </style:style>
    <style:style style:name="T748" style:parent-style-name="DefaultParagraphFont" style:family="text">
      <style:text-properties fo:language="en" fo:country="US"/>
    </style:style>
    <style:style style:name="T749" style:parent-style-name="DefaultParagraphFont" style:family="text">
      <style:text-properties fo:language="en" fo:country="U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P752" style:parent-style-name="Paragraph" style:family="paragraph"/>
    <style:style style:name="T753" style:parent-style-name="DefaultParagraphFont" style:family="text">
      <style:text-properties fo:language="en" fo:country="US"/>
    </style:style>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P759" style:parent-style-name="Paragraph" style:family="paragraph">
      <style:paragraph-properties fo:margin-left="0.75in">
        <style:tab-stops/>
      </style:paragraph-properties>
      <style:text-properties fo:language="en" fo:country="U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 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614">Типове данни</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20"/>
      <table:table table:style-name="Table621">
        <table:table-columns>
          <table:table-column table:style-name="TableColumn622"/>
        </table:table-columns>
        <table:table-row table:style-name="TableRow623">
          <table:table-cell table:style-name="TableCell624">
            <text:p text:style-name="P625">Последователност на обмена на съобщения</text:p>
          </table:table-cell>
        </table:table-row>
        <table:table-row table:style-name="TableRow626">
          <table:table-cell table:style-name="TableCell627">
            <text:p text:style-name="P628">Първоначално в протокола за комуникация с пиърите се обменя „здрависване“. След това, пиърите общуват чрез обмен на<text:s/>съобщения, съдържащи целочислен префикс за дължина, описан по-горе.</text:p>
          </table:table-cell>
        </table:table-row>
      </table:table>
      <text:p text:style-name="P629"/>
      <text:p text:style-name="P630">Здрависване</text:p>
      <text:p text:style-name="P631">Здрависването<text:s/><text:span text:style-name="T632">(handshake)<text:s/></text:span>е задължително съобщение и трябва да бъде изпратено като първо съобщение от клиента. Дължината му е<text:s/><text:span text:style-name="T633">49 +<text:s/></text:span><text:span text:style-name="T634">дължината на протоколовия низ</text:span><text:span text:style-name="T635"><text:s/></text:span>байта.</text:p>
      <text:p text:style-name="P636">Здрависването има следната структура:<text:s/><text:span text:style-name="T637">&lt;</text:span><text:span text:style-name="T638">дължина на протоколовия низ</text:span><text:span text:style-name="T639">&gt;&lt;</text:span><text:span text:style-name="T640">протоколов низ</text:span><text:span text:style-name="T641">&gt;&lt;</text:span><text:span text:style-name="T642">запазено</text:span><text:span text:style-name="T643">&gt;&lt;</text:span><text:span text:style-name="T644">инфо хеш</text:span><text:span text:style-name="T645">&gt;&lt;</text:span><text:span text:style-name="T646">пиър<text:s/></text:span><text:span text:style-name="T647">ID&gt;.</text:span></text:p>
      <text:list text:style-name="LFO5" text:continue-numbering="true">
        <text:list-item>
          <text:p text:style-name="P648">дължина на протоколовия низ: дължината на протоколовия низ, кодирана като един байт</text:p>
        </text:list-item>
        <text:list-item>
          <text:p text:style-name="P649">протоколов низ: низовия идентификатор на протокола</text:p>
        </text:list-item>
        <text:list-item>
          <text:p text:style-name="P650">запазено: 8 запазени байта. Чистите<text:s/><text:span text:style-name="T651">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2">инфо хеш: 20-байтов<text:s/><text:span text:style-name="T653">SHA1<text:s/></text:span>хеш на<text:s/><text:span text:style-name="T654">info<text:s/></text:span>речника във файла с метаданните. Обикновено същия хеш, който се праща със заявките до тракера.</text:p>
        </text:list-item>
        <text:list-item>
          <text:p text:style-name="P655">пиър<text:s/><text:span text:style-name="T656">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7">Във версия 1.0 на<text:s/><text:span text:style-name="T658">BitTorrent<text:s/></text:span>протокола, дължината на протоколовия низ е 19, а самият протоколен низ е<text:s/><text:span text:style-name="T659">“BitTorrent protocol”.</text:span></text:p>
      <text:soft-page-break/>
      <text:p text:style-name="P660">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1">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2">Ако инициатора на връзката не получи здрависване с пиър<text:s/><text:span text:style-name="T663">ID</text:span>, който отговаря на пиър<text:span text:style-name="T664"><text:s/>ID</text:span>то, който инициатора очаква да получи, инициаторът трябва да затвори връзката.</text:p>
      <text:p text:style-name="P665"/>
      <table:table table:style-name="Table666">
        <table:table-columns>
          <table:table-column table:style-name="TableColumn667"/>
        </table:table-columns>
        <table:table-row table:style-name="TableRow668">
          <table:table-cell table:style-name="TableCell669">
            <text:p text:style-name="Paragraph"><text:span text:style-name="T670">Пиър<text:s/></text:span><text:span text:style-name="T671">ID</text:span></text:p>
          </table:table-cell>
        </table:table-row>
        <table:table-row table:style-name="TableRow672">
          <table:table-cell table:style-name="TableCell673">
            <text:p text:style-name="Paragraph"><text:span text:style-name="T674">Пиър<text:s/></text:span><text:span text:style-name="T675">ID</text:span><text:span text:style-name="T676">-то е с дължина от точно 20 байта.</text:span></text:p>
            <text:p text:style-name="Paragraph"><text:span text:style-name="T677">Има две основни конвенции, по които да се кодира информация за клиента и версията му в пиър<text:s/></text:span><text:span text:style-name="T678">ID</text:span><text:span text:style-name="T679">то – стил<text:s/></text:span><text:span text:style-name="T680">Azureus<text:s/></text:span><text:span text:style-name="T681">и стил<text:s/></text:span><text:span text:style-name="T682">Shadow.</text:span></text:p>
            <text:p text:style-name="Paragraph"><text:span text:style-name="T683">Стил<text:s/></text:span><text:span text:style-name="T684">Azureus<text:s/></text:span><text:span text:style-name="T685">ползва следното кодиране:<text:s/></text:span><text:span text:style-name="T686">‘-‘,<text:s/></text:span><text:span text:style-name="T687">два знака за идентификация на клиента, четири цифри за номера на версията,<text:s/></text:span><text:span text:style-name="T688">‘-‘</text:span><text:span text:style-name="T689">, и оставащото място се запълва с произволни числа.</text:span></text:p>
            <text:p text:style-name="Paragraph"><text:span text:style-name="T690">Стил<text:s/></text:span><text:span text:style-name="T691">Shadow</text:span><text:span text:style-name="T692"><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93"/>
      <text:p text:style-name="P694">Съобщения</text:p>
      <text:p text:style-name="P695">Всички останали съобщения, освен здрависването, имат следната форма:<text:s/><text:span text:style-name="T696">&lt;</text:span><text:span text:style-name="T697">префикс за дължина</text:span><text:span text:style-name="T698">&gt;&lt;</text:span><text:span text:style-name="T699">съдържание</text:span><text:span text:style-name="T700">&gt;</text:span><text:span text:style-name="T701">.</text:span></text:p>
      <text:list text:style-name="LFO5" text:continue-numbering="true">
        <text:list-item>
          <text:p text:style-name="P702"><text:span text:style-name="T703">keep-alive:<text:s/></text:span>дължина 0:<text:s/><text:span text:style-name="T704">keep-alive<text:s/></text:span>съобщението е съобщение със съдържание 0 байта. Няма нито<text:s/><text:span text:style-name="T705">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6">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7"><text:span text:style-name="T708">choke</text:span>: дължина<text:s/>1,<text:s/><text:span text:style-name="T709">ID: 0:<text:s/></text:span>това е съобщението, което известява задавяне на клиента от пиъра. То има фиксирана дължина и няма съдържание.</text:p>
        </text:list-item>
        <text:list-item>
          <text:p text:style-name="P710"><text:span text:style-name="T711">unchoke:<text:s/></text:span>дължина 1,<text:s/><text:span text:style-name="T712">ID: 1:<text:s/></text:span>това е съобщението, което известява отзадавяне на клиента от пиъра. Има фиксирана дължина и няма съдържание.</text:p>
        </text:list-item>
        <text:list-item>
          <text:p text:style-name="P713"><text:span text:style-name="T714">interested:<text:s/></text:span>дължина 1,<text:s/><text:span text:style-name="T715">ID: 2:<text:s/></text:span>това е съобщението, което известява заинтересуваност на пиъра от клиента. Има фиксирана дължина и няма съдържание.</text:p>
        </text:list-item>
        <text:list-item>
          <text:p text:style-name="P716"><text:span text:style-name="T717">not interested:<text:s/></text:span>дължина 1,<text:s/><text:span text:style-name="T718">ID: 3: това е съобщението, което известява незаинтересуваност на пиъра от клиента. Има фиксирана дължина и няма съдържание.</text:span></text:p>
        </text:list-item>
        <text:list-item>
          <text:p text:style-name="P719"><text:span text:style-name="T720">have:<text:s/></text:span>дължина 5,<text:s/><text:span text:style-name="T721">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22"><text:span text:style-name="T723">bitfield:<text:s/></text:span>дължина 0<text:span text:style-name="T724">+X, ID: 5,<text:s/></text:span>бит поле:</text:p>
        </text:list-item>
      </text:list>
      <text:p text:style-name="P725">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26">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27"><text:span text:style-name="T728">request:<text:s/></text:span>дължина 13,<text:s/><text:span text:style-name="T729">ID: 6</text:span>, индекс на парчето, офсет на блока, дължина на блока</text:p>
        </text:list-item>
      </text:list>
      <text:p text:style-name="P730">Това съобщение има фиксирана дължина, и се използва за заявка на блок от пиър. Съдържанието съдържа следната информация<text:span text:style-name="T731">:</text:span></text:p>
      <text:list text:style-name="LFO5" text:continue-numbering="true">
        <text:list-item>
          <text:list>
            <text:list-item>
              <text:p text:style-name="P732">индекс на парчето – 0-базирания индекс на парчето, които съдържа блока</text:p>
            </text:list-item>
            <text:list-item>
              <text:p text:style-name="P733">офсет на блока – 0-базирания байтов офсет на блока в парчето</text:p>
            </text:list-item>
            <text:list-item>
              <text:p text:style-name="P734">дължина – дължината на блока</text:p>
            </text:list-item>
          </text:list>
        </text:list-item>
      </text:list>
      <text:p text:style-name="P735">По конвенция, парчетата са с размер<text:s/><text:span text:style-name="T736">16KB.</text:span></text:p>
      <text:list text:style-name="LFO5" text:continue-numbering="true">
        <text:list-item>
          <text:p text:style-name="P737"><text:span text:style-name="T738">piece:<text:s/></text:span>дължина 9<text:span text:style-name="T739">+X, ID: 7,<text:s/></text:span>индекс на парчето, офсет на блока, съдържание на блока</text:p>
        </text:list-item>
      </text:list>
      <text:p text:style-name="P740">Това съобщение има променлива дължина, като<text:s/><text:span text:style-name="T741">X<text:s/></text:span>е дължината на блока. Съдържанието му съдържа следната информация:</text:p>
      <text:list text:style-name="LFO5" text:continue-numbering="true">
        <text:list-item>
          <text:list>
            <text:list-item>
              <text:p text:style-name="P742">0-базиран индекс на парчето, съдържащо блока</text:p>
            </text:list-item>
            <text:list-item>
              <text:p text:style-name="P743">0-базиран байтов офсет на парчето в блока</text:p>
            </text:list-item>
            <text:list-item>
              <text:p text:style-name="P744">данните, съдържащи се в блока</text:p>
            </text:list-item>
          </text:list>
        </text:list-item>
        <text:list-item>
          <text:p text:style-name="P745"><text:span text:style-name="T746">cancel:<text:s/></text:span>дължина 13,<text:s/><text:span text:style-name="T747">ID:</text:span><text:span text:style-name="T748"><text:s/></text:span><text:span text:style-name="T749">8,<text:s/></text:span>индекс на парчето, офсет на блока, дължина на блока</text:p>
        </text:list-item>
      </text:list>
      <text:p text:style-name="P750">Това съобщение има фиксирана дължина, и се използва за отказване на заявки за блокове. Съдържанието му е идентично с това на<text:s/><text:span text:style-name="T751">request<text:s/></text:span>съобщението.</text:p>
      <text:soft-page-break/>
      <text:list text:style-name="LFO5" text:continue-numbering="true">
        <text:list-item>
          <text:p text:style-name="P752"><text:span text:style-name="T753">port:<text:s/></text:span>дължина 3,<text:s/><text:span text:style-name="T754">ID: 9,<text:s/></text:span>номер на порт<text:span text:style-name="T755">:<text:s/></text:span>това съобщение се изпраща от клиентите, имплементиращи<text:s/><text:span text:style-name="T756">DHT<text:s/></text:span>тракер. Портът е порта, на който<text:s/><text:span text:style-name="T757">DHT<text:s/></text:span>сървъра на пиъра слуша. Ако<text:s/><text:span text:style-name="T758">DHT<text:s/></text:span>се поддържа, този пиър трябва да бъде записан в локалната маршрутна таблица.</text:p>
        </text:list-item>
      </text:list>
      <text:p text:style-name="P759"/>
      <text:p text:style-name="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2-24T19:33:00Z</dc:date>
    <meta:template xlink:href="Normal.dotm" xlink:type="simple"/>
    <meta:editing-cycles>45</meta:editing-cycles>
    <meta:editing-duration>PT21180S</meta:editing-duration>
    <meta:document-statistic meta:page-count="17" meta:paragraph-count="48" meta:word-count="3609" meta:character-count="24134" meta:row-count="171" meta:non-whitespace-character-count="20573"/>
  </office:meta>
</office:document-meta>
</file>